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style:font-name-asian="WenQuanYi Micro Hei" style:font-size-asian="12pt" style:font-size-complex="12pt"/>
    </style:style>
    <style:style style:name="P2" style:family="paragraph" style:parent-style-name="Standard">
      <style:text-properties fo:font-size="12pt" fo:font-weight="bold" officeooo:rsid="002e9863" officeooo:paragraph-rsid="002e9863" style:font-name-asian="WenQuanYi Micro Hei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304f06" officeooo:paragraph-rsid="00304f06" style:font-name-asian="WenQuanYi Micro Hei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0339812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paragraph-rsid="004f3d36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paragraph-rsid="006aa633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paragraph-rsid="0072739d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officeooo:paragraph-rsid="007aff58" style:font-name-asian="WenQuanYi Micro Hei" style:font-size-asian="12pt" style:font-size-complex="12pt"/>
    </style:style>
    <style:style style:name="P10" style:family="paragraph" style:parent-style-name="Standard">
      <style:text-properties style:font-name="WenQuanYi Micro Hei" fo:font-size="12pt" fo:font-weight="bold" officeooo:rsid="005d12b6" officeooo:paragraph-rsid="005d12b6" style:font-name-asian="WenQuanYi Micro Hei" style:font-size-asian="12pt" style:font-weight-asian="bold" style:font-size-complex="12pt" style:font-weight-complex="bold"/>
    </style:style>
    <style:style style:name="P11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350245" style:font-name-asian="WenQuanYi Micro Hei" style:font-size-asian="12pt" style:font-size-complex="12pt"/>
    </style:style>
    <style:style style:name="P12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374d1e" style:font-name-asian="WenQuanYi Micro Hei" style:font-size-asian="12pt" style:font-size-complex="12pt"/>
    </style:style>
    <style:style style:name="P13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397e80" style:font-name-asian="WenQuanYi Micro Hei" style:font-size-asian="12pt" style:font-size-complex="12pt"/>
    </style:style>
    <style:style style:name="P1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432dc0" style:font-name-asian="WenQuanYi Micro Hei" style:font-size-asian="12pt" style:font-size-complex="12pt"/>
    </style:style>
    <style:style style:name="P1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457f7c" style:font-name-asian="WenQuanYi Micro Hei" style:font-size-asian="12pt" style:font-size-complex="12pt"/>
    </style:style>
    <style:style style:name="P1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53e090" style:font-name-asian="WenQuanYi Micro Hei" style:font-size-asian="12pt" style:font-size-complex="12pt"/>
    </style:style>
    <style:style style:name="P1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5e2438" style:font-name-asian="WenQuanYi Micro Hei" style:font-size-asian="12pt" style:font-size-complex="12pt"/>
    </style:style>
    <style:style style:name="P1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621d5b" style:font-name-asian="WenQuanYi Micro Hei" style:font-size-asian="12pt" style:font-size-complex="12pt"/>
    </style:style>
    <style:style style:name="P1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62ff24" style:font-name-asian="WenQuanYi Micro Hei" style:font-size-asian="12pt" style:font-size-complex="12pt"/>
    </style:style>
    <style:style style:name="P2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350245" officeooo:paragraph-rsid="00350245" style:font-name-asian="WenQuanYi Micro Hei" style:font-size-asian="12pt" style:font-size-complex="12pt"/>
    </style:style>
    <style:style style:name="P21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350245" officeooo:paragraph-rsid="005e2438" style:font-name-asian="WenQuanYi Micro Hei" style:font-size-asian="12pt" style:font-size-complex="12pt"/>
    </style:style>
    <style:style style:name="P22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72739d" officeooo:paragraph-rsid="0072739d" style:font-name-asian="WenQuanYi Micro Hei" style:font-size-asian="12pt" style:font-size-complex="12pt"/>
    </style:style>
    <style:style style:name="P23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72739d" officeooo:paragraph-rsid="0088fbf1" style:font-name-asian="WenQuanYi Micro Hei" style:font-size-asian="12pt" style:font-size-complex="12pt"/>
    </style:style>
    <style:style style:name="P2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a06c0f" style:font-name-asian="WenQuanYi Micro Hei" style:font-size-asian="12pt" style:font-size-complex="12pt"/>
    </style:style>
    <style:style style:name="P25" style:family="paragraph" style:parent-style-name="Standard">
      <style:text-properties style:font-name="WenQuanYi Micro Hei" fo:font-size="12pt" fo:font-weight="bold" officeooo:rsid="00848ef0" officeooo:paragraph-rsid="00848ef0" style:font-name-asian="WenQuanYi Micro Hei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WenQuanYi Micro Hei" fo:font-size="12pt" fo:font-weight="bold" officeooo:paragraph-rsid="009c7d6e" style:font-name-asian="WenQuanYi Micro Hei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28" style:family="paragraph" style:parent-style-name="Standard">
      <style:text-properties style:font-name="WenQuanYi Micro Hei" fo:font-size="12pt" officeooo:rsid="0072739d" officeooo:paragraph-rsid="0072739d" style:font-name-asian="WenQuanYi Micro Hei" style:font-size-asian="12pt" style:font-size-complex="12pt"/>
    </style:style>
    <style:style style:name="P29" style:family="paragraph" style:parent-style-name="Standard">
      <style:text-properties style:font-name="WenQuanYi Micro Hei" fo:font-size="12pt" officeooo:rsid="0072739d" officeooo:paragraph-rsid="00874a5b" style:font-name-asian="WenQuanYi Micro Hei" style:font-size-asian="12pt" style:font-size-complex="12pt"/>
    </style:style>
    <style:style style:name="P30" style:family="paragraph" style:parent-style-name="Standard">
      <style:text-properties style:font-name="WenQuanYi Micro Hei" fo:font-size="12pt" officeooo:rsid="0072739d" officeooo:paragraph-rsid="009c4f20" style:font-name-asian="WenQuanYi Micro Hei" style:font-size-asian="12pt" style:font-size-complex="12pt"/>
    </style:style>
    <style:style style:name="P31" style:family="paragraph" style:parent-style-name="Standard">
      <style:text-properties style:font-name="WenQuanYi Micro Hei" fo:font-size="12pt" officeooo:paragraph-rsid="00a27cc0" style:font-name-asian="WenQuanYi Micro Hei" style:font-size-asian="12pt" style:font-size-complex="12pt"/>
    </style:style>
    <style:style style:name="T1" style:family="text">
      <style:text-properties officeooo:rsid="001b5a2e"/>
    </style:style>
    <style:style style:name="T2" style:family="text">
      <style:text-properties officeooo:rsid="00227f3e"/>
    </style:style>
    <style:style style:name="T3" style:family="text">
      <style:text-properties officeooo:rsid="00350245"/>
    </style:style>
    <style:style style:name="T4" style:family="text">
      <style:text-properties officeooo:rsid="00394cb2"/>
    </style:style>
    <style:style style:name="T5" style:family="text">
      <style:text-properties officeooo:rsid="00397e80"/>
    </style:style>
    <style:style style:name="T6" style:family="text">
      <style:text-properties officeooo:rsid="003a0fff"/>
    </style:style>
    <style:style style:name="T7" style:family="text">
      <style:text-properties officeooo:rsid="003b1f90"/>
    </style:style>
    <style:style style:name="T8" style:family="text">
      <style:text-properties officeooo:rsid="00432dc0"/>
    </style:style>
    <style:style style:name="T9" style:family="text">
      <style:text-properties officeooo:rsid="00457f7c"/>
    </style:style>
    <style:style style:name="T10" style:family="text">
      <style:text-properties officeooo:rsid="0048e0ad"/>
    </style:style>
    <style:style style:name="T11" style:family="text">
      <style:text-properties officeooo:rsid="0049c50b"/>
    </style:style>
    <style:style style:name="T12" style:family="text">
      <style:text-properties officeooo:rsid="004a20cf"/>
    </style:style>
    <style:style style:name="T13" style:family="text">
      <style:text-properties officeooo:rsid="004c5c85"/>
    </style:style>
    <style:style style:name="T14" style:family="text">
      <style:text-properties officeooo:rsid="004e239e"/>
    </style:style>
    <style:style style:name="T15" style:family="text">
      <style:text-properties officeooo:rsid="00559227"/>
    </style:style>
    <style:style style:name="T16" style:family="text">
      <style:text-properties officeooo:rsid="00581879"/>
    </style:style>
    <style:style style:name="T17" style:family="text">
      <style:text-properties officeooo:rsid="005914c3"/>
    </style:style>
    <style:style style:name="T18" style:family="text">
      <style:text-properties officeooo:rsid="005c35d1"/>
    </style:style>
    <style:style style:name="T19" style:family="text">
      <style:text-properties officeooo:rsid="005d0a6d"/>
    </style:style>
    <style:style style:name="T20" style:family="text">
      <style:text-properties officeooo:rsid="005d7402"/>
    </style:style>
    <style:style style:name="T21" style:family="text">
      <style:text-properties officeooo:rsid="00621d5b"/>
    </style:style>
    <style:style style:name="T22" style:family="text">
      <style:text-properties officeooo:rsid="0063f4a5"/>
    </style:style>
    <style:style style:name="T23" style:family="text">
      <style:text-properties officeooo:rsid="006aa633"/>
    </style:style>
    <style:style style:name="T24" style:family="text">
      <style:text-properties officeooo:rsid="00705918"/>
    </style:style>
    <style:style style:name="T25" style:family="text">
      <style:text-properties officeooo:rsid="0070ef09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4a20cf" style:font-weight-asian="bold" style:font-weight-complex="bold"/>
    </style:style>
    <style:style style:name="T28" style:family="text">
      <style:text-properties fo:font-weight="bold" officeooo:rsid="004c5c85" style:font-weight-asian="bold" style:font-weight-complex="bold"/>
    </style:style>
    <style:style style:name="T29" style:family="text">
      <style:text-properties fo:font-weight="bold" officeooo:rsid="007843e5" style:font-weight-asian="bold" style:font-weight-complex="bold"/>
    </style:style>
    <style:style style:name="T30" style:family="text">
      <style:text-properties fo:font-weight="bold" officeooo:rsid="0079fe1d" style:font-weight-asian="bold" style:font-weight-complex="bold"/>
    </style:style>
    <style:style style:name="T31" style:family="text">
      <style:text-properties fo:font-weight="bold" officeooo:rsid="007da7b7" style:font-weight-asian="bold" style:font-weight-complex="bold"/>
    </style:style>
    <style:style style:name="T32" style:family="text">
      <style:text-properties fo:font-weight="bold" officeooo:rsid="001b5a2e" style:font-weight-asian="bold" style:font-weight-complex="bold"/>
    </style:style>
    <style:style style:name="T33" style:family="text">
      <style:text-properties fo:font-weight="bold" officeooo:rsid="00874a5b" style:font-weight-asian="bold" style:font-weight-complex="bold"/>
    </style:style>
    <style:style style:name="T34" style:family="text">
      <style:text-properties fo:font-weight="bold" officeooo:rsid="008b25f7" style:font-weight-asian="bold" style:font-weight-complex="bold"/>
    </style:style>
    <style:style style:name="T35" style:family="text">
      <style:text-properties fo:font-weight="bold" officeooo:rsid="00a5e36f" style:font-weight-asian="bold" style:font-weight-complex="bold"/>
    </style:style>
    <style:style style:name="T36" style:family="text">
      <style:text-properties fo:font-weight="bold" officeooo:rsid="00aae74c" style:font-weight-asian="bold" style:font-weight-complex="bold"/>
    </style:style>
    <style:style style:name="T37" style:family="text">
      <style:text-properties fo:font-weight="bold" officeooo:rsid="00b13874" style:font-weight-asian="bold" style:font-weight-complex="bold"/>
    </style:style>
    <style:style style:name="T38" style:family="text">
      <style:text-properties officeooo:rsid="00705918" fo:background-color="#e6e6ff"/>
    </style:style>
    <style:style style:name="T39" style:family="text">
      <style:text-properties officeooo:rsid="0070ef09" fo:background-color="#e6e6ff"/>
    </style:style>
    <style:style style:name="T40" style:family="text">
      <style:text-properties officeooo:rsid="007265ec"/>
    </style:style>
    <style:style style:name="T41" style:family="text">
      <style:text-properties officeooo:rsid="0072739d"/>
    </style:style>
    <style:style style:name="T42" style:family="text">
      <style:text-properties officeooo:rsid="00758dc8"/>
    </style:style>
    <style:style style:name="T43" style:family="text">
      <style:text-properties officeooo:rsid="007661e8"/>
    </style:style>
    <style:style style:name="T44" style:family="text">
      <style:text-properties officeooo:rsid="0077b448"/>
    </style:style>
    <style:style style:name="T45" style:family="text">
      <style:text-properties officeooo:rsid="007843e5"/>
    </style:style>
    <style:style style:name="T46" style:family="text">
      <style:text-properties officeooo:rsid="0079fe1d"/>
    </style:style>
    <style:style style:name="T47" style:family="text">
      <style:text-properties officeooo:rsid="007aff58"/>
    </style:style>
    <style:style style:name="T48" style:family="text">
      <style:text-properties officeooo:rsid="007b653f"/>
    </style:style>
    <style:style style:name="T49" style:family="text">
      <style:text-properties officeooo:rsid="007c06e9"/>
    </style:style>
    <style:style style:name="T50" style:family="text">
      <style:text-properties officeooo:rsid="007da7b7"/>
    </style:style>
    <style:style style:name="T51" style:family="text">
      <style:text-properties officeooo:rsid="007f5b2f"/>
    </style:style>
    <style:style style:name="T52" style:family="text">
      <style:text-properties officeooo:rsid="00874a5b"/>
    </style:style>
    <style:style style:name="T53" style:family="text">
      <style:text-properties officeooo:rsid="0088fbf1"/>
    </style:style>
    <style:style style:name="T54" style:family="text">
      <style:text-properties officeooo:rsid="008b25f7"/>
    </style:style>
    <style:style style:name="T55" style:family="text">
      <style:text-properties officeooo:rsid="008bcf41"/>
    </style:style>
    <style:style style:name="T56" style:family="text">
      <style:text-properties officeooo:rsid="008f8406"/>
    </style:style>
    <style:style style:name="T57" style:family="text">
      <style:text-properties officeooo:rsid="0092240c"/>
    </style:style>
    <style:style style:name="T58" style:family="text">
      <style:text-properties officeooo:rsid="0093ba1e"/>
    </style:style>
    <style:style style:name="T59" style:family="text">
      <style:text-properties officeooo:rsid="00969ec6"/>
    </style:style>
    <style:style style:name="T60" style:family="text">
      <style:text-properties officeooo:rsid="009994e9"/>
    </style:style>
    <style:style style:name="T61" style:family="text">
      <style:text-properties officeooo:rsid="009aa61f"/>
    </style:style>
    <style:style style:name="T62" style:family="text">
      <style:text-properties officeooo:rsid="009bd052"/>
    </style:style>
    <style:style style:name="T63" style:family="text">
      <style:text-properties officeooo:rsid="009c4f20"/>
    </style:style>
    <style:style style:name="T64" style:family="text">
      <style:text-properties officeooo:rsid="009c7d6e"/>
    </style:style>
    <style:style style:name="T65" style:family="text">
      <style:text-properties officeooo:rsid="009ef85a"/>
    </style:style>
    <style:style style:name="T66" style:family="text">
      <style:text-properties officeooo:rsid="00a06c0f"/>
    </style:style>
    <style:style style:name="T67" style:family="text">
      <style:text-properties officeooo:rsid="00a27cc0"/>
    </style:style>
    <style:style style:name="T68" style:family="text">
      <style:text-properties officeooo:rsid="00a3eeaf"/>
    </style:style>
    <style:style style:name="T69" style:family="text">
      <style:text-properties officeooo:rsid="00a5594d"/>
    </style:style>
    <style:style style:name="T70" style:family="text">
      <style:text-properties officeooo:rsid="00a5e36f"/>
    </style:style>
    <style:style style:name="T71" style:family="text">
      <style:text-properties officeooo:rsid="00a7e075"/>
    </style:style>
    <style:style style:name="T72" style:family="text">
      <style:text-properties officeooo:rsid="00aae74c"/>
    </style:style>
    <style:style style:name="T73" style:family="text">
      <style:text-properties officeooo:rsid="00ac0eea"/>
    </style:style>
    <style:style style:name="T74" style:family="text">
      <style:text-properties officeooo:rsid="00ac21af"/>
    </style:style>
    <style:style style:name="T75" style:family="text">
      <style:text-properties officeooo:rsid="00af3dbf"/>
    </style:style>
    <style:style style:name="T76" style:family="text">
      <style:text-properties officeooo:rsid="00b138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、异常简介</text:p>
      <text:p text:style-name="P1">从软件方面来说，错误是语法或是逻辑上的，当python检测到一个错误时，解释器就会指出当前流已经无法继续执行下去，这时候就出现了异常。异常分为两个阶段：首先是引起异常发生的错误，然后是检测和采取可能的措施。常见异常有NameError、ZeroDivisionError、SyntaxError、IndexError、KeyError、IOError、AttributeError、ValueError、TypeError等。所有的标准/内建异常都是从根异常派生的<text:span text:style-name="T70">，目前，有3个直接从</text:span><text:span text:style-name="T35">BaseException</text:span><text:span text:style-name="T70">派生的异常子类：</text:span><text:span text:style-name="T35">SystemExit</text:span><text:span text:style-name="T70">，</text:span><text:span text:style-name="T35">KeyboardInterrupt</text:span><text:span text:style-name="T70">和</text:span><text:span text:style-name="T35">Exception</text:span><text:span text:style-name="T70">。其它的所有的内建异常都是Exception的子类</text:span><text:span text:style-name="T71">。</text:span></text:p>
      <text:p text:style-name="P3">2、异常检测及处理</text:p>
      <text:p text:style-name="P6">异常可以通过try语句来检测，有两种主要形式：try<text:span text:style-name="T1">-except和try-finally。前者可以添加一个可选的else子句来处理没有检测到异常的情况。一个try语句可以对应一个或多个except语句，但只能对应一个finally子句，except用来捕获并处理异常，</text:span><text:span text:style-name="T7">可以处理多个异常，也可以指定可选的异常</text:span><text:span text:style-name="T10">参数</text:span><text:span text:style-name="T20">（将会是一个包含来自异常的代码的诊断信息的类实例，异常参数自身会组成一个元组，并存储为类实例的属性）</text:span><text:span text:style-name="T7">，要避免裸except</text:span><text:span text:style-name="T12">（会捕获所有异常，没有机会保存异常发生的原因，虽然可以通过</text:span><text:span text:style-name="T27">sys.exc_info()</text:span><text:span text:style-name="T12">获得，但不推荐</text:span><text:span text:style-name="T13">，如果想捕获所有异常，可以在except中使用</text:span><text:span text:style-name="T28">BaseException</text:span><text:span text:style-name="T13">类</text:span><text:span text:style-name="T14">，而</text:span><text:span text:style-name="T28">Exception</text:span><text:span text:style-name="T13">类不包括</text:span><text:span text:style-name="T28">KeyboardInterrupt</text:span><text:span text:style-name="T13">和</text:span><text:span text:style-name="T28">SystemExit</text:span><text:span text:style-name="T12">）</text:span><text:span text:style-name="T11">，</text:span><text:span text:style-name="T1">finally无论发生错误与否都会执行。try</text:span><text:span text:style-name="T2">-except-finally是个复合语句。try检测到异常时，try语句块中的剩余代码是不会执行的，异常会延着堆栈向上提交，直到找到合适的异常处理器，如果到达最顶层仍然没有找到对应的处理器，python解释器会显示出跟踪返回消息，然后退出。</text:span></text:p>
      <text:p text:style-name="P5">try<text:span text:style-name="T1">-except语法如下：</text:span></text:p>
      <text:p text:style-name="P20">try:</text:p>
      <text:p text:style-name="P20"><text:tab/>try_suite</text:p>
      <text:p text:style-name="P11"><text:span text:style-name="T3">except Exception</text:span><text:span text:style-name="T4">1</text:span><text:span text:style-name="T3">[, reason</text:span><text:span text:style-name="T4">1</text:span><text:span text:style-name="T3">]:</text:span></text:p>
      <text:p text:style-name="P13"><text:tab/><text:span text:style-name="T3">suite_</text:span><text:span text:style-name="T5">for_exception_ </text:span><text:span text:style-name="T3">Exception</text:span><text:span text:style-name="T4">1</text:span></text:p>
      <text:p text:style-name="P12"><text:span text:style-name="T3">except Exception</text:span><text:span text:style-name="T4">2</text:span><text:span text:style-name="T3">[, reason</text:span><text:span text:style-name="T4">2</text:span><text:span text:style-name="T3">]:</text:span></text:p>
      <text:p text:style-name="P13"><text:span text:style-name="T3"><text:tab/>suite_</text:span><text:span text:style-name="T5">for_exception_ </text:span><text:span text:style-name="T3">Exception</text:span><text:span text:style-name="T6">2</text:span></text:p>
      <text:p text:style-name="P14"><text:span text:style-name="T3">except </text:span><text:span text:style-name="T8">(</text:span><text:span text:style-name="T3">Exception</text:span><text:span text:style-name="T8">3, </text:span><text:span text:style-name="T3">Exception</text:span><text:span text:style-name="T8">4)</text:span><text:span text:style-name="T3">[, reason</text:span><text:span text:style-name="T16">3_4</text:span><text:span text:style-name="T3">]:</text:span></text:p>
      <text:p text:style-name="P15"><text:span text:style-name="T3"><text:tab/>suite_</text:span><text:span text:style-name="T5">for_exception</text:span><text:span text:style-name="T19">s</text:span><text:span text:style-name="T5">_ </text:span><text:span text:style-name="T3">Exception</text:span><text:span text:style-name="T9">3_and_</text:span><text:span text:style-name="T3">Exception</text:span><text:span text:style-name="T9">4</text:span></text:p>
      <text:p text:style-name="P16"><text:span text:style-name="T3">except </text:span><text:span text:style-name="T8">(</text:span><text:span text:style-name="T3">Exc</text:span><text:span text:style-name="T15">5[, Exc6[, ... <text:s/>ExcN]]</text:span><text:span text:style-name="T8">)</text:span><text:span text:style-name="T3">[, reason</text:span><text:span text:style-name="T3">]:</text:span></text:p>
      <text:p text:style-name="P16"><text:span text:style-name="T3"><text:tab/>suite_</text:span><text:span text:style-name="T5">for_exception</text:span><text:span text:style-name="T18">s</text:span><text:span text:style-name="T5">_ </text:span><text:span text:style-name="T3">Exc</text:span><text:span text:style-name="T17">5</text:span><text:span text:style-name="T9">_</text:span><text:span text:style-name="T17">to</text:span><text:span text:style-name="T9">_</text:span><text:span text:style-name="T3">Exc</text:span><text:span text:style-name="T17">N</text:span></text:p>
      <text:p text:style-name="P21">else:</text:p>
      <text:p text:style-name="P17"><text:span text:style-name="T17"><text:tab/></text:span><text:span text:style-name="T3">suite_</text:span><text:span text:style-name="T5">for_no_exception</text:span></text:p>
      <text:p text:style-name="P18"><text:span text:style-name="T21">finally</text:span><text:span text:style-name="T3">:</text:span></text:p>
      <text:p text:style-name="P19"><text:span text:style-name="T17"><text:tab/></text:span><text:span text:style-name="T3">suite_</text:span><text:span text:style-name="T22">always_run</text:span></text:p>
      <text:p text:style-name="P10">3、上下文管理中的with语句</text:p>
      <text:p text:style-name="P7"><text:span text:style-name="T23">如上提到的try</text:span><text:span text:style-name="T1">-except和try-finally，python对隐藏细节做了大量的工作，因此需要你操心的仅是如何解决你所遇到的问题。另一个隐藏低层次的抽象的例子是</text:span><text:span text:style-name="T32">with</text:span><text:span text:style-name="T1">语句，它在python</text:span><text:span text:style-name="T24">2.6中正式启用。</text:span><text:span text:style-name="T1">python</text:span><text:span text:style-name="T24">2.5尝试性的引入了with，并对使用with作为标识符的应用</text:span><text:soft-page-break/><text:span text:style-name="T24">程序发出这样的警告</text:span><text:span text:style-name="T25">——在python2.6中，with将会成为关键字。如果你想在python2.5使用wiht</text:span><text:span text:style-name="T24">语句，你必须用</text:span><text:span text:style-name="T38">from __</text:span><text:span text:style-name="T39">fututure__ import with_statement</text:span><text:span text:style-name="T25">来导入它。</text:span></text:p>
      <text:p text:style-name="P8"><text:span text:style-name="T25">类似</text:span><text:span text:style-name="T23">try</text:span><text:span text:style-name="T1">-except</text:span><text:span text:style-name="T40">-</text:span><text:span text:style-name="T1">finally，with语句也是用来简化代码的，这与用</text:span><text:span text:style-name="T23">try</text:span><text:span text:style-name="T1">-except和try-finally所想达到的目的千呼后应。</text:span><text:span text:style-name="T23">try</text:span><text:span text:style-name="T1">-except和try-finally的一种特定的配合用法是保证共享的资源的唯一分配，并在任务结束的时候释放它。比如文件（数据、日志、数据库等等），线程资源，简单同步，数据库连接等等，with语句的目的就是应用在这种场景。然</text:span><text:span text:style-name="T42">而</text:span><text:span text:style-name="T1">，with语句的目的在于从流程图中把try，except和finally关键字和资源分配释放相关代码统统去掉，而不是像</text:span><text:span text:style-name="T23">try</text:span><text:span text:style-name="T1">-except</text:span><text:span text:style-name="T40">-</text:span><text:span text:style-name="T1">finally那样仅仅简化代码使之易用。with语法的基本用法如下：</text:span></text:p>
      <text:p text:style-name="P22">with context_expr [as var]:</text:p>
      <text:p text:style-name="P22"><text:tab/>with_suite</text:p>
      <text:p text:style-name="P9"><text:span text:style-name="T41">看起来如此简单</text:span><text:span text:style-name="T43">，但with仅能工作于支持上下文管理协议的对象</text:span><text:span text:style-name="T44">。当with语句执行时</text:span><text:span text:style-name="T45">，便执行context_expr来获得一个上下文管理器，其职责是提供一个上下文对象，这是通过调用</text:span><text:span text:style-name="T29">__context__()</text:span><text:span text:style-name="T45">方法来实现的。一旦我们获得了上下文对象</text:span><text:span text:style-name="T46">，就会调用它的</text:span><text:span text:style-name="T30">__enter__()</text:span><text:span text:style-name="T46">方法。当with语句块执行结束</text:span><text:span text:style-name="T47">，会调用上下文对象的</text:span><text:span text:style-name="T29">__exit__()</text:span><text:span text:style-name="T45">方法</text:span><text:span text:style-name="T48">，有三个参数</text:span><text:span text:style-name="T49">，如果with语句块正常结束</text:span><text:span text:style-name="T50">，三个参数都是None，如果发生异常，三个参数的值分别等于调用sys.exc_info()函数返回的三个值：类型（异常类），值（异常实例）和回溯（traceback）相应的回溯对象。</text:span><text:span text:style-name="T31">contextlib</text:span><text:span text:style-name="T50">模块可以帮助编写对象的上下文管理器</text:span><text:span text:style-name="T51">。</text:span></text:p>
      <text:p text:style-name="P25">4、手动触发异常raise</text:p>
      <text:p text:style-name="P29"><text:span text:style-name="T52">python提供了一种机制让我们明确的触发异常，这就是</text:span><text:span text:style-name="T33">raise</text:span><text:span text:style-name="T52">语句：</text:span></text:p>
      <text:p text:style-name="P23"><text:span text:style-name="T53">raise [SomeException[, args[, traceback]]]</text:span></text:p>
      <text:p text:style-name="P30"><text:span text:style-name="T34">SemeException</text:span><text:span text:style-name="T54">是触发异常的名字，如果有，它必须是一个字符串，类或实例</text:span><text:span text:style-name="T55">，如果有args或traceback，就必须提供SomeException。最常见的用法是SomeException为一个类</text:span><text:span text:style-name="T63">，不需要其它的参数。</text:span></text:p>
      <text:p text:style-name="P28"><text:span text:style-name="T26">args</text:span><text:span text:style-name="T56">，可选，传给异常</text:span><text:span text:style-name="T57">，这可以是一个单独的对象，也可以是一个对象的元组。大多数情况下</text:span><text:span text:style-name="T58">，单一的字符串用来指示错误的原因，如果传的是元组，通常的组成是一个错误字符串，一个错误编号，可能还有一个错误的地址，比如文件，等等。</text:span></text:p>
      <text:p text:style-name="P28"><text:span text:style-name="T26">traceback</text:span><text:span text:style-name="T59">，可选</text:span><text:span text:style-name="T60">，追踪对象</text:span><text:span text:style-name="T62">，</text:span><text:span text:style-name="T60">实际上很少用它</text:span><text:span text:style-name="T61">。</text:span></text:p>
      <text:p text:style-name="P26"><text:span text:style-name="T64">5、断言assert与自定义异常</text:span></text:p>
      <text:p text:style-name="P4">python中的断言<text:span text:style-name="T26">assert</text:span>同C语言预处理器中assert宏<text:span text:style-name="T65">，语法如下</text:span><text:span text:style-name="T66">：</text:span></text:p>
      <text:p text:style-name="P24"><text:span text:style-name="T66">assert <text:s/>expression[, arguments]</text:span></text:p>
      <text:p text:style-name="P31"><text:span text:style-name="T67">arguments是个可选参数，断言成功时</text:span><text:span text:style-name="T68">，不做任何事情</text:span><text:span text:style-name="T69">，断言失败时，触发AssertionError异常。</text:span></text:p>
      <text:p text:style-name="P4">除了标准异常之外<text:span text:style-name="T72">，我们也可以创建自己的异常，一个</text:span><text:span text:style-name="T36">异常类</text:span><text:span text:style-name="T73">，从标准异常继承即可</text:span><text:span text:style-name="T74">。</text:span></text:p>
      <text:p text:style-name="P4"/>
      <text:p text:style-name="P4">异常相关模块——</text:p>
      <text:p text:style-name="P4"><text:span text:style-name="T26">exceptions</text:span><text:span text:style-name="T75">：内建异常</text:span><text:span text:style-name="T76">，永远不用导入这个模块。</text:span></text:p>
      <text:p text:style-name="P4"><text:span text:style-name="T37">contextlib</text:span><text:span text:style-name="T76">：为使用with语句的上下文对象工具。</text:span></text:p>
      <text:p text:style-name="P4"><text:span text:style-name="T37">sys</text:span><text:span text:style-name="T76">：包含各种异常相关的对象和函数。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5-21T08:41:53</meta:creation-date>
    <meta:generator>LibreOffice/4.0.2.2$Linux_X86_64 LibreOffice_project/400m0$Build-2</meta:generator>
    <dc:date>2015-05-28T09:15:15</dc:date>
    <dc:creator>hanjunjie </dc:creator>
    <meta:editing-duration>PT6H11M50S</meta:editing-duration>
    <meta:editing-cycles>155</meta:editing-cycles>
    <meta:document-statistic meta:table-count="0" meta:image-count="0" meta:object-count="0" meta:page-count="2" meta:paragraph-count="40" meta:word-count="1564" meta:character-count="2722" meta:non-whitespace-character-count="2685"/>
  </office:meta>
</office:document-meta>
</file>